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00/00/00</text:date>, <text:time style:data-style-name="N2" text:time-value="16:47:07.25221427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2.2$Linux_X86_64 LibreOffice_project/520$Build-2</meta:generator>
    <dc:date>2025-04-14T17:12:24.468351298</dc:date>
    <meta:editing-duration>PT4H20M11S</meta:editing-duration>
    <meta:editing-cycles>39</meta:editing-cycles>
    <meta:document-statistic meta:table-count="1" meta:cell-count="68" meta:object-count="0"/>
  </office:meta>
</office:document-meta>
</file>